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cc8b2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normal" officeooo:rsid="00a3a49b" officeooo:paragraph-rsid="00d2b8a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a3a49b" officeooo:paragraph-rsid="00cc8b2d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b82740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c8b2d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b82740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cc8b2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Liberation Serif" fo:font-size="9pt" fo:letter-spacing="normal" fo:font-style="normal" fo:font-weight="normal" officeooo:rsid="00a3a49b" officeooo:paragraph-rsid="00b82740" style:font-size-asian="9pt" style:font-style-asian="normal" style:font-size-complex="9pt" style:font-style-complex="normal"/>
    </style:style>
    <style:style style:name="P11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9d6157" officeooo:paragraph-rsid="00b82740" style:font-size-asian="8pt" style:font-style-asian="normal" style:font-size-complex="8pt" style:font-style-complex="normal"/>
    </style:style>
    <style:style style:name="P12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a3a49b" officeooo:paragraph-rsid="00cc8b2d" style:font-size-asian="8pt" style:font-style-asian="normal" style:font-size-complex="8pt" style:font-style-complex="normal"/>
    </style:style>
    <style:style style:name="P13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bd57d7" style:font-size-asian="8pt" style:font-style-asian="normal" style:font-size-complex="8pt" style:font-style-complex="normal"/>
    </style:style>
    <style:style style:name="P14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d2b8a0" style:font-size-asian="8pt" style:font-style-asian="normal" style:font-size-complex="8pt" style:font-style-complex="normal"/>
    </style:style>
    <style:style style:name="P15" style:family="paragraph" style:parent-style-name="Standard">
      <style:text-properties fo:font-variant="normal" fo:text-transform="none" style:use-window-font-color="true" style:text-position="0% 100%" style:font-name="Liberation Serif" fo:font-size="8pt" fo:letter-spacing="normal" fo:font-style="normal" fo:font-weight="normal" officeooo:rsid="00a596da" officeooo:paragraph-rsid="00b82740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text-properties fo:font-variant="normal" fo:text-transform="none" fo:color="#333333" style:font-name="Source Sans Pro" fo:font-size="8pt" fo:font-style="normal" fo:font-weight="normal" officeooo:paragraph-rsid="00d2b8a0" style:font-size-asian="8pt" style:font-size-complex="8pt"/>
    </style:style>
    <style:style style:name="P17" style:family="paragraph" style:parent-style-name="Standard">
      <style:text-properties officeooo:paragraph-rsid="00b82740"/>
    </style:style>
    <style:style style:name="P18" style:family="paragraph" style:parent-style-name="Standard">
      <style:text-properties officeooo:rsid="00bd57d7" officeooo:paragraph-rsid="00bd57d7"/>
    </style:style>
    <style:style style:name="P19" style:family="paragraph" style:parent-style-name="Standard">
      <style:text-properties officeooo:rsid="00bd6350" officeooo:paragraph-rsid="00c03e55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>
      <style:text-properties style:font-name="arial" fo:font-size="10pt" style:font-size-asian="10pt" style:font-size-complex="10pt"/>
    </style:style>
    <style:style style:name="P22" style:family="paragraph" style:parent-style-name="Standard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23" style:family="paragraph" style:parent-style-name="Standard">
      <style:text-properties style:font-name="arial" fo:font-size="10pt" fo:font-style="normal" fo:font-weight="bold" officeooo:rsid="00bd57d7" officeooo:paragraph-rsid="00bd8d77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fo:font-size="8pt" style:font-size-asian="8pt" style:font-size-complex="8pt"/>
    </style:style>
    <style:style style:name="P25" style:family="paragraph" style:parent-style-name="Standard">
      <style:text-properties fo:font-size="8pt" officeooo:rsid="00a3a49b" officeooo:paragraph-rsid="00bbc169" style:font-size-asian="8pt" style:font-size-complex="8pt"/>
    </style:style>
    <style:style style:name="P26" style:family="paragraph" style:parent-style-name="Standard">
      <style:text-properties fo:font-size="8pt" officeooo:paragraph-rsid="00b82740" style:font-size-asian="8pt" style:font-size-complex="8pt"/>
    </style:style>
    <style:style style:name="P27" style:family="paragraph" style:parent-style-name="Standard">
      <style:text-properties fo:font-size="8pt" officeooo:rsid="007a9dff" officeooo:paragraph-rsid="00cc8b2d" style:font-size-asian="8pt" style:font-size-complex="8pt"/>
    </style:style>
    <style:style style:name="P28" style:family="paragraph" style:parent-style-name="Standard">
      <style:text-properties fo:font-size="8pt" officeooo:rsid="00b82740" officeooo:paragraph-rsid="00b82740" style:font-size-asian="8pt" style:font-size-complex="8pt"/>
    </style:style>
    <style:style style:name="P29" style:family="paragraph" style:parent-style-name="Standard">
      <style:text-properties fo:font-size="8pt" officeooo:rsid="005f549b" officeooo:paragraph-rsid="00b82740" style:font-size-asian="8pt" style:font-size-complex="8pt"/>
    </style:style>
    <style:style style:name="P30" style:family="paragraph" style:parent-style-name="Standard">
      <style:text-properties fo:font-size="8pt" officeooo:paragraph-rsid="00cc8b2d" style:font-size-asian="8pt" style:font-size-complex="8pt"/>
    </style:style>
    <style:style style:name="P31" style:family="paragraph" style:parent-style-name="Standard">
      <style:text-properties fo:font-size="8pt" officeooo:paragraph-rsid="00d2b8a0" style:font-size-asian="8pt" style:font-size-complex="8pt"/>
    </style:style>
    <style:style style:name="P32" style:family="paragraph" style:parent-style-name="Standard">
      <style:text-properties officeooo:paragraph-rsid="00cc8b2d"/>
    </style:style>
    <style:style style:name="P33" style:family="paragraph" style:parent-style-name="Standard">
      <style:text-properties officeooo:paragraph-rsid="00d1ef55"/>
    </style:style>
    <style:style style:name="P34" style:family="paragraph" style:parent-style-name="Standard">
      <style:text-properties officeooo:rsid="00a3a49b" officeooo:paragraph-rsid="00d1ef55"/>
    </style:style>
    <style:style style:name="P35" style:family="paragraph" style:parent-style-name="Standard">
      <style:text-properties officeooo:paragraph-rsid="00d2b8a0"/>
    </style:style>
    <style:style style:name="P36" style:family="paragraph" style:parent-style-name="Heading_20_1">
      <style:paragraph-properties fo:break-before="page"/>
      <style:text-properties officeooo:rsid="00b82740" officeooo:paragraph-rsid="00b82740"/>
    </style:style>
    <style:style style:name="P37" style:family="paragraph" style:parent-style-name="Standard">
      <style:paragraph-properties fo:break-before="page"/>
      <style:text-properties fo:font-variant="normal" fo:text-transform="none" style:use-window-font-color="true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cc8b2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itle">
      <style:paragraph-properties fo:text-align="center" style:justify-single-word="false"/>
      <style:text-properties officeooo:paragraph-rsid="0053f08a"/>
    </style:style>
    <style:style style:name="P39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rsid="00cc8b2d" officeooo:paragraph-rsid="00d29049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rsid="00d1ef55" officeooo:paragraph-rsid="00d1ef55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fo:font-weight="normal" officeooo:paragraph-rsid="00d29049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Liberation Serif" fo:font-size="8pt" fo:font-weight="normal" officeooo:rsid="00d0858b" officeooo:paragraph-rsid="00d0858b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1ef55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29049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d2b8a0"/>
    </style:style>
    <style:style style:name="P47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 style:list-style-name="L1">
      <style:text-properties style:font-name="arial" fo:font-size="10pt" fo:font-weight="bold" officeooo:paragraph-rsid="00b9d383" style:font-size-asian="10pt" style:font-weight-asian="bold" style:font-size-complex="10pt" style:font-weight-complex="bold"/>
    </style:style>
    <style:style style:name="P49" style:family="paragraph" style:parent-style-name="Standard" style:list-style-name="L1">
      <style:text-properties style:font-name="arial" fo:font-size="10pt" fo:font-weight="bold" officeooo:rsid="00c68a6b" officeooo:paragraph-rsid="00c68a6b" style:font-size-asian="10pt" style:font-weight-asian="bold" style:font-size-complex="10pt" style:font-weight-complex="bold"/>
    </style:style>
    <style:style style:name="P50" style:family="paragraph" style:parent-style-name="Standard" style:list-style-name="L1"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text-properties style:font-name="arial" fo:font-size="10pt" officeooo:paragraph-rsid="00bd6350" style:font-size-asian="10pt" style:font-size-complex="10pt"/>
    </style:style>
    <style:style style:name="P52" style:family="paragraph" style:parent-style-name="Standard" style:list-style-name="L1">
      <style:text-properties style:font-name="arial" fo:font-size="10pt" officeooo:paragraph-rsid="00b9d383" style:font-size-asian="10pt" style:font-size-complex="10pt"/>
    </style:style>
    <style:style style:name="P53" style:family="paragraph" style:parent-style-name="Standard" style:list-style-name="L1">
      <style:text-properties style:font-name="arial" fo:font-size="10pt" officeooo:paragraph-rsid="00bad0cc" style:font-size-asian="10pt" style:font-size-complex="10pt"/>
    </style:style>
    <style:style style:name="P54" style:family="paragraph" style:parent-style-name="Standard" style:list-style-name="L1">
      <style:text-properties style:font-name="arial" fo:font-size="10pt" officeooo:paragraph-rsid="00bbc169" style:font-size-asian="10pt" style:font-size-complex="10pt"/>
    </style:style>
    <style:style style:name="P55" style:family="paragraph" style:parent-style-name="Standard" style:list-style-name="L1">
      <style:text-properties style:font-name="arial" fo:font-size="10pt" officeooo:paragraph-rsid="00be681c" style:font-size-asian="10pt" style:font-size-complex="10pt"/>
    </style:style>
    <style:style style:name="P56" style:family="paragraph" style:parent-style-name="Standard" style:list-style-name="L1">
      <style:text-properties style:font-name="arial" fo:font-size="10pt" officeooo:paragraph-rsid="00bd57d7" style:font-size-asian="10pt" style:font-size-complex="10pt"/>
    </style:style>
    <style:style style:name="P57" style:family="paragraph" style:parent-style-name="Standard" style:list-style-name="L1">
      <style:text-properties style:font-name="arial" fo:font-size="10pt" officeooo:paragraph-rsid="00c23328" style:font-size-asian="10pt" style:font-size-complex="10pt"/>
    </style:style>
    <style:style style:name="P58" style:family="paragraph" style:parent-style-name="Standard" style:list-style-name="L1">
      <style:text-properties style:font-name="arial" fo:font-size="10pt" officeooo:paragraph-rsid="00bf88ef" style:font-size-asian="10pt" style:font-size-complex="10pt"/>
    </style:style>
    <style:style style:name="P59" style:family="paragraph" style:parent-style-name="Standard" style:list-style-name="L1">
      <style:text-properties style:font-name="arial" fo:font-size="10pt" officeooo:paragraph-rsid="00c68a6b" style:font-size-asian="10pt" style:font-size-complex="10pt"/>
    </style:style>
    <style:style style:name="P60" style:family="paragraph" style:parent-style-name="Standard" style:list-style-name="L1">
      <style:text-properties style:font-name="arial" fo:font-size="10pt" officeooo:paragraph-rsid="00c82bd3" style:font-size-asian="10pt" style:font-size-complex="10pt"/>
    </style:style>
    <style:style style:name="P61" style:family="paragraph" style:parent-style-name="Standard" style:list-style-name="L1">
      <style:text-properties style:font-name="arial" fo:font-size="10pt" officeooo:rsid="00bad0cc" officeooo:paragraph-rsid="00b9d383" style:font-size-asian="10pt" style:font-size-complex="10pt"/>
    </style:style>
    <style:style style:name="P62" style:family="paragraph" style:parent-style-name="Standard" style:list-style-name="L1">
      <style:text-properties style:font-name="arial" fo:font-size="10pt" officeooo:rsid="00bad0cc" officeooo:paragraph-rsid="00bad0cc" style:font-size-asian="10pt" style:font-size-complex="10pt"/>
    </style:style>
    <style:style style:name="P63" style:family="paragraph" style:parent-style-name="Standard" style:list-style-name="L1">
      <style:text-properties style:font-name="arial" fo:font-size="10pt" officeooo:rsid="00bbc169" officeooo:paragraph-rsid="00bbc169" style:font-size-asian="10pt" style:font-size-complex="10pt"/>
    </style:style>
    <style:style style:name="P64" style:family="paragraph" style:parent-style-name="Standard" style:list-style-name="L1">
      <style:text-properties style:font-name="arial" fo:font-size="10pt" officeooo:rsid="00bd57d7" officeooo:paragraph-rsid="00bd57d7" style:font-size-asian="10pt" style:font-size-complex="10pt"/>
    </style:style>
    <style:style style:name="P65" style:family="paragraph" style:parent-style-name="Standard" style:list-style-name="L1">
      <style:text-properties style:font-name="arial" fo:font-size="10pt" officeooo:rsid="00c68a6b" officeooo:paragraph-rsid="00c82bd3" style:font-size-asian="10pt" style:font-size-complex="10pt"/>
    </style:style>
    <style:style style:name="P66" style:family="paragraph" style:parent-style-name="Standard" style:list-style-name="L1">
      <style:text-properties style:font-name="arial" fo:font-size="10pt" officeooo:rsid="00c68a6b" officeooo:paragraph-rsid="00c68a6b" style:font-size-asian="10pt" style:font-size-complex="10pt"/>
    </style:style>
    <style:style style:name="P67" style:family="paragraph" style:parent-style-name="Standard" style:list-style-name="L1">
      <style:text-properties style:font-name="arial" fo:font-size="10pt" officeooo:rsid="00c68a6b" officeooo:paragraph-rsid="00c9ba56" style:font-size-asian="10pt" style:font-size-complex="10pt"/>
    </style:style>
    <style:style style:name="P68" style:family="paragraph" style:parent-style-name="Standard" style:list-style-name="L1">
      <style:text-properties style:font-name="arial" fo:font-size="10pt" officeooo:rsid="00c68a6b" officeooo:paragraph-rsid="00cf9728" style:font-size-asian="10pt" style:font-size-complex="10pt"/>
    </style:style>
    <style:style style:name="P69" style:family="paragraph" style:parent-style-name="Standard" style:list-style-name="L1">
      <style:text-properties style:font-name="arial" fo:font-size="10pt" officeooo:rsid="00c03e55" officeooo:paragraph-rsid="00c03e55" style:font-size-asian="10pt" style:font-size-complex="10pt"/>
    </style:style>
    <style:style style:name="P70" style:family="paragraph" style:parent-style-name="Standard" style:list-style-name="L1">
      <style:text-properties style:font-name="arial" fo:font-size="10pt" officeooo:rsid="00c82bd3" officeooo:paragraph-rsid="00c82bd3" style:font-size-asian="10pt" style:font-size-complex="10pt"/>
    </style:style>
    <style:style style:name="P71" style:family="paragraph" style:parent-style-name="Standard" style:list-style-name="L1">
      <style:text-properties style:font-name="arial" fo:font-size="10pt" officeooo:rsid="00c5bca2" officeooo:paragraph-rsid="00c5bca2" style:font-size-asian="10pt" style:font-size-complex="10pt"/>
    </style:style>
    <style:style style:name="P72" style:family="paragraph" style:parent-style-name="Standard" style:list-style-name="L1">
      <style:text-properties style:font-name="arial" fo:font-size="10pt" fo:font-style="normal" officeooo:rsid="00bd57d7" officeooo:paragraph-rsid="00bd57d7" style:font-size-asian="10pt" style:font-style-asian="normal" style:font-size-complex="10pt" style:font-style-complex="normal"/>
    </style:style>
    <style:style style:name="P73" style:family="paragraph" style:parent-style-name="Standard" style:list-style-name="L1">
      <style:text-properties style:font-name="arial" fo:font-size="10pt" fo:font-style="normal" officeooo:rsid="00bd57d7" officeooo:paragraph-rsid="00bd8d77" style:font-size-asian="10pt" style:font-style-asian="normal" style:font-size-complex="10pt" style:font-style-complex="normal"/>
    </style:style>
    <style:style style:name="P74" style:family="paragraph" style:parent-style-name="Standard" style:list-style-name="L1">
      <style:text-properties style:font-name="arial" fo:font-size="10pt" fo:font-style="normal" officeooo:rsid="00c03e55" officeooo:paragraph-rsid="00bd57d7" style:font-size-asian="10pt" style:font-style-asian="normal" style:font-size-complex="10pt" style:font-style-complex="normal"/>
    </style:style>
    <style:style style:name="P75" style:family="paragraph" style:parent-style-name="Standard" style:list-style-name="L1">
      <style:text-properties style:font-name="arial" fo:font-size="10pt" fo:font-style="normal" officeooo:rsid="00c03e55" officeooo:paragraph-rsid="00c03e55" style:font-size-asian="10pt" style:font-style-asian="normal" style:font-size-complex="10pt" style:font-style-complex="normal"/>
    </style:style>
    <style:style style:name="P76" style:family="paragraph" style:parent-style-name="Standard" style:list-style-name="L1">
      <style:text-properties style:font-name="arial" fo:font-size="10pt" fo:font-style="normal" officeooo:rsid="00c5bca2" officeooo:paragraph-rsid="00bd57d7" style:font-size-asian="10pt" style:font-style-asian="normal" style:font-size-complex="10pt" style:font-style-complex="normal"/>
    </style:style>
    <style:style style:name="P77" style:family="paragraph" style:parent-style-name="Standard" style:list-style-name="L1">
      <style:text-properties style:font-name="arial" fo:font-size="10pt" fo:font-style="normal" officeooo:rsid="00c5bca2" officeooo:paragraph-rsid="00c5bca2" style:font-size-asian="10pt" style:font-style-asian="normal" style:font-size-complex="10pt" style:font-style-complex="normal"/>
    </style:style>
    <style:style style:name="P78" style:family="paragraph" style:parent-style-name="Standard" style:list-style-name="L1">
      <style:text-properties style:font-name="arial" fo:font-size="10pt" fo:font-style="normal" officeooo:rsid="00c68a6b" officeooo:paragraph-rsid="00c82bd3" style:font-size-asian="10pt" style:font-style-asian="normal" style:font-size-complex="10pt" style:font-style-complex="normal"/>
    </style:style>
    <style:style style:name="P79" style:family="paragraph" style:parent-style-name="Standard" style:list-style-name="L1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80" style:family="paragraph" style:parent-style-name="Standard" style:list-style-name="L1">
      <style:text-properties style:font-name="arial" fo:font-size="10pt" fo:font-style="normal" officeooo:rsid="00c68a6b" officeooo:paragraph-rsid="00c5bca2" style:font-size-asian="10pt" style:font-style-asian="normal" style:font-size-complex="10pt" style:font-style-complex="normal"/>
    </style:style>
    <style:style style:name="P81" style:family="paragraph" style:parent-style-name="Standard" style:list-style-name="L1">
      <style:text-properties style:font-name="arial" fo:font-size="10pt" fo:font-style="normal" officeooo:rsid="00bd8d77" officeooo:paragraph-rsid="00c03e55" style:font-size-asian="10pt" style:font-style-asian="normal" style:font-size-complex="10pt" style:font-style-complex="normal"/>
    </style:style>
    <style:style style:name="P82" style:family="paragraph" style:parent-style-name="Standard" style:list-style-name="L1">
      <style:text-properties style:font-name="arial" fo:font-size="10pt" fo:font-style="normal" officeooo:rsid="00bf88ef" officeooo:paragraph-rsid="00bf88ef" style:font-size-asian="10pt" style:font-style-asian="normal" style:font-size-complex="10pt" style:font-style-complex="normal"/>
    </style:style>
    <style:style style:name="P83" style:family="paragraph" style:parent-style-name="Standard" style:list-style-name="L1">
      <style:text-properties style:font-name="arial" fo:font-size="10pt" fo:font-style="normal" fo:font-weight="bold" officeooo:rsid="00bd57d7" officeooo:paragraph-rsid="00bd57d7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 style:list-style-name="L1">
      <style:text-properties style:font-name="arial" fo:font-size="10pt" officeooo:rsid="00c9ba56" officeooo:paragraph-rsid="00c9ba56" style:font-size-asian="8.75pt" style:font-size-complex="10pt"/>
    </style:style>
    <style:style style:name="P85" style:family="paragraph" style:parent-style-name="Standard" style:list-style-name="L1">
      <style:text-properties style:font-name="arial" fo:font-size="10pt" officeooo:rsid="00c9ba56" officeooo:paragraph-rsid="00cf9728" style:font-size-asian="8.75pt" style:font-size-complex="10pt"/>
    </style:style>
    <style:style style:name="P86" style:family="paragraph" style:parent-style-name="Standard" style:list-style-name="L1">
      <style:text-properties style:font-name="arial" fo:font-size="10pt" officeooo:rsid="00ca37ae" officeooo:paragraph-rsid="00ca37ae" style:font-size-asian="8.75pt" style:font-size-complex="10pt"/>
    </style:style>
    <style:style style:name="P87" style:family="paragraph" style:parent-style-name="Standard" style:list-style-name="L1">
      <style:text-properties style:font-name="arial" fo:font-size="8pt" fo:font-style="italic" officeooo:rsid="00be681c" officeooo:paragraph-rsid="00be681c" style:font-size-asian="8pt" style:font-style-asian="italic" style:font-size-complex="8pt" style:font-style-complex="italic"/>
    </style:style>
    <style:style style:name="P88" style:family="paragraph" style:parent-style-name="Standard" style:list-style-name="L1">
      <style:text-properties style:font-name="arial" fo:font-size="8pt" fo:font-style="normal" officeooo:rsid="00c82bd3" officeooo:paragraph-rsid="00c82bd3" style:font-size-asian="8pt" style:font-style-asian="normal" style:font-size-complex="8pt" style:font-style-complex="normal"/>
    </style:style>
    <style:style style:name="P89" style:family="paragraph" style:parent-style-name="Standard" style:list-style-name="L1">
      <style:text-properties style:font-name="arial" fo:font-size="8pt" fo:font-style="normal" officeooo:rsid="00c68a6b" officeooo:paragraph-rsid="00c82bd3" style:font-size-asian="8pt" style:font-style-asian="normal" style:font-size-complex="8pt" style:font-style-complex="normal"/>
    </style:style>
    <style:style style:name="P90" style:family="paragraph" style:parent-style-name="Standard" style:list-style-name="L1">
      <style:text-properties style:font-name="arial" fo:font-size="8pt" fo:font-style="normal" officeooo:rsid="00bf88ef" officeooo:paragraph-rsid="00c82bd3" style:font-size-asian="8pt" style:font-style-asian="normal" style:font-size-complex="8pt" style:font-style-complex="normal"/>
    </style:style>
    <style:style style:name="P91" style:family="paragraph" style:parent-style-name="Standard" style:list-style-name="L1">
      <style:text-properties style:font-name="arial" fo:font-size="8pt" fo:font-style="normal" officeooo:rsid="00c9ba56" officeooo:paragraph-rsid="00c9ba56" style:font-size-asian="8pt" style:font-style-asian="normal" style:font-size-complex="8pt" style:font-style-complex="normal"/>
    </style:style>
    <style:style style:name="P92" style:family="paragraph" style:parent-style-name="Standard" style:list-style-name="L1">
      <style:text-properties style:font-name="arial" fo:font-size="8pt" officeooo:rsid="00c9ba56" officeooo:paragraph-rsid="00c82bd3" style:font-size-asian="8pt" style:font-size-complex="8pt"/>
    </style:style>
    <style:style style:name="P93" style:family="paragraph" style:parent-style-name="Standard">
      <style:text-properties style:font-name="Liberation Serif" fo:font-size="8pt" fo:font-weight="normal" officeooo:rsid="00d1ef55" officeooo:paragraph-rsid="00d2b8a0" style:font-size-asian="8pt" style:font-weight-asian="normal" style:font-size-complex="8pt" style:font-weight-complex="normal"/>
    </style:style>
    <style:style style:name="P94" style:family="paragraph" style:parent-style-name="Standard">
      <style:text-properties fo:font-size="8pt" officeooo:rsid="007e655f" officeooo:paragraph-rsid="00d1ef55" style:font-size-asian="8pt" style:font-size-complex="8pt"/>
    </style:style>
    <style:style style:name="P95" style:family="paragraph" style:parent-style-name="Standard">
      <style:text-properties fo:font-size="8pt" officeooo:rsid="00d0f957" officeooo:paragraph-rsid="00d0f957" style:font-size-asian="8pt" style:font-size-complex="8pt"/>
    </style:style>
    <style:style style:name="P96" style:family="paragraph" style:parent-style-name="Standard" style:list-style-name="L3">
      <style:text-properties fo:font-size="8pt" officeooo:rsid="00bd6350" officeooo:paragraph-rsid="00c03e55" style:font-size-asian="8pt" style:font-size-complex="8pt"/>
    </style:style>
    <style:style style:name="P97" style:family="paragraph" style:parent-style-name="Standard">
      <style:text-properties fo:font-size="8pt" officeooo:rsid="00d2febb" officeooo:paragraph-rsid="00d2febb" style:font-size-asian="8pt" style:font-size-complex="8pt"/>
    </style:style>
    <style:style style:name="P98" style:family="paragraph" style:parent-style-name="Standard">
      <style:text-properties fo:font-size="8pt" officeooo:paragraph-rsid="00b82740" style:font-size-asian="8pt" style:font-size-complex="8pt"/>
    </style:style>
    <style:style style:name="P99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d1ef55" officeooo:paragraph-rsid="00d1ef55" style:text-blinking="false" fo:background-color="#ffffff" style:font-size-asian="8pt" style:font-size-complex="8pt"/>
    </style:style>
    <style:style style:name="P100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d2febb" officeooo:paragraph-rsid="00d2febb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cc8b2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102" style:family="paragraph" style:parent-style-name="Standard" style:list-style-name="L2">
      <style:text-properties fo:font-size="9pt" officeooo:paragraph-rsid="005f549b" style:font-size-asian="9pt" style:font-size-complex="9pt"/>
    </style:style>
    <style:style style:name="P103" style:family="paragraph" style:parent-style-name="Standard" style:list-style-name="L1">
      <style:paragraph-properties fo:break-before="page"/>
      <style:text-properties style:font-name="arial" fo:font-size="10pt" fo:font-weight="bold" officeooo:paragraph-rsid="00bd8d77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style:use-window-font-color="true" style:font-name="Liberation Serif" fo:font-size="8pt" fo:letter-spacing="normal" fo:font-style="normal" fo:font-weight="normal" officeooo:rsid="00d0858b" officeooo:paragraph-rsid="00d0858b" style:font-size-asian="8pt" style:font-size-complex="8pt" loext:padding="0in" loext:border="none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3" style:family="text">
      <style:text-properties style:text-position="0% 100%" fo:font-size="8pt" fo:font-weight="normal" officeooo:rsid="005d319d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82740" style:font-weight-asian="bold" style:font-weight-complex="bold"/>
    </style:style>
    <style:style style:name="T6" style:family="text">
      <style:text-properties fo:font-weight="bold" officeooo:rsid="0045f49a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bf88ef" style:font-style-asian="normal" style:font-style-complex="normal"/>
    </style:style>
    <style:style style:name="T9" style:family="text">
      <style:text-properties fo:font-style="normal" officeooo:rsid="00c03e55" style:font-style-asian="normal" style:font-style-complex="normal"/>
    </style:style>
    <style:style style:name="T10" style:family="text">
      <style:text-properties fo:font-style="normal" officeooo:rsid="00bd8d77" style:font-style-asian="normal" style:font-style-complex="normal"/>
    </style:style>
    <style:style style:name="T11" style:family="text">
      <style:text-properties fo:font-style="normal" officeooo:rsid="00bd57d7" style:font-style-asian="normal" style:font-style-complex="normal"/>
    </style:style>
    <style:style style:name="T12" style:family="text">
      <style:text-properties fo:font-style="normal" officeooo:rsid="00bd6350" style:font-style-asian="normal" style:font-style-complex="normal"/>
    </style:style>
    <style:style style:name="T13" style:family="text">
      <style:text-properties fo:font-style="normal" officeooo:rsid="00c5bca2" style:font-style-asian="normal" style:font-style-complex="normal"/>
    </style:style>
    <style:style style:name="T14" style:family="text">
      <style:text-properties fo:font-style="normal" officeooo:rsid="00c68a6b" style:font-style-asian="normal" style:font-style-complex="normal"/>
    </style:style>
    <style:style style:name="T15" style:family="text">
      <style:text-properties fo:font-style="normal" officeooo:rsid="00c82bd3" style:font-style-asian="normal" style:font-style-complex="normal"/>
    </style:style>
    <style:style style:name="T16" style:family="text">
      <style:text-properties fo:font-style="normal" officeooo:rsid="00c9ba56" style:font-style-asian="normal" style:font-style-complex="normal"/>
    </style:style>
    <style:style style:name="T17" style:family="text">
      <style:text-properties fo:font-variant="normal" fo:text-transform="none" style:use-window-font-color="true" style:font-name="Liberation Serif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style:use-window-font-color="true" style:font-name="Liberation Serif" fo:letter-spacing="normal" fo:font-style="normal" fo:font-weight="normal" officeooo:rsid="00ac0602" style:font-style-asian="normal" style:font-style-complex="normal"/>
    </style:style>
    <style:style style:name="T19" style:family="text">
      <style:text-properties fo:font-variant="normal" fo:text-transform="none" style:use-window-font-color="true" style:font-name="Liberation Serif" fo:letter-spacing="normal" fo:font-style="normal" fo:font-weight="normal" officeooo:rsid="00bbc169" style:font-style-asian="normal" style:font-style-complex="normal"/>
    </style:style>
    <style:style style:name="T20" style:family="text">
      <style:text-properties fo:font-variant="normal" fo:text-transform="none" style:use-window-font-color="true" style:font-name="Liberation Serif" fo:letter-spacing="normal" fo:font-style="normal" fo:font-weight="normal" officeooo:rsid="00a596da" style:font-style-asian="normal" style:font-style-complex="normal"/>
    </style:style>
    <style:style style:name="T21" style:family="text">
      <style:text-properties fo:font-variant="normal" fo:text-transform="none" style:use-window-font-color="true" style:font-name="Liberation Serif" fo:letter-spacing="normal" fo:font-style="normal" fo:font-weight="normal" officeooo:rsid="00a3a49b" style:font-style-asian="normal" style:font-style-complex="normal"/>
    </style:style>
    <style:style style:name="T22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/>
    </style:style>
    <style:style style:name="T23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6157" style:font-size-asian="8pt" style:font-style-asian="normal" style:font-size-complex="8pt" style:font-style-complex="normal"/>
    </style:style>
    <style:style style:name="T24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3b88" style:font-size-asian="8pt" style:font-style-asian="normal" style:font-size-complex="8pt" style:font-style-complex="normal"/>
    </style:style>
    <style:style style:name="T25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26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ac0602" style:font-size-asian="8pt" style:font-style-asian="normal" style:font-size-complex="8pt" style:font-style-complex="normal"/>
    </style:style>
    <style:style style:name="T27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bbc169" style:font-size-asian="8pt" style:font-style-asian="normal" style:font-size-complex="8pt" style:font-style-complex="normal"/>
    </style:style>
    <style:style style:name="T28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weight-asian="normal" style:font-size-complex="8pt" style:font-weight-complex="normal"/>
    </style:style>
    <style:style style:name="T29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ize-complex="8pt" loext:padding="0in" loext:border="none"/>
    </style:style>
    <style:style style:name="T30" style:family="text">
      <style:text-properties style:use-window-font-color="true" style:font-name="Liberation Serif" fo:letter-spacing="normal" officeooo:rsid="00bd57d7" style:font-style-asian="normal" style:font-style-complex="normal"/>
    </style:style>
    <style:style style:name="T31" style:family="text">
      <style:text-properties style:use-window-font-color="true" style:font-name="Liberation Serif" fo:font-size="8pt" officeooo:rsid="009d3b88" style:font-size-asian="8pt" style:font-size-complex="8pt"/>
    </style:style>
    <style:style style:name="T32" style:family="text">
      <style:text-properties style:use-window-font-color="true" style:font-name="Liberation Serif" fo:font-size="8pt" officeooo:rsid="009d6157" style:font-size-asian="8pt" style:font-size-complex="8pt"/>
    </style:style>
    <style:style style:name="T33" style:family="text">
      <style:text-properties style:use-window-font-color="true" style:font-name="Liberation Serif" fo:font-size="8pt" fo:font-style="normal" officeooo:rsid="009d6157" style:font-size-asian="8pt" style:font-style-asian="normal" style:font-size-complex="8pt" style:font-style-complex="normal"/>
    </style:style>
    <style:style style:name="T34" style:family="text">
      <style:text-properties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35" style:family="text">
      <style:text-properties style:use-window-font-color="true" style:font-name="Liberation Serif" fo:font-size="8pt" fo:font-weight="normal" officeooo:rsid="00d0858b" style:font-size-asian="8pt" style:font-weight-asian="normal" style:font-size-complex="8pt" style:font-weight-complex="normal"/>
    </style:style>
    <style:style style:name="T36" style:family="text">
      <style:text-properties style:use-window-font-color="true" style:font-name="Liberation Serif" fo:language="en" fo:country="US" style:font-style-asian="normal" style:font-style-complex="normal"/>
    </style:style>
    <style:style style:name="T37" style:family="text">
      <style:text-properties officeooo:rsid="00a596da"/>
    </style:style>
    <style:style style:name="T38" style:family="text">
      <style:text-properties officeooo:rsid="00b9d383"/>
    </style:style>
    <style:style style:name="T39" style:family="text">
      <style:text-properties officeooo:rsid="00bbc169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7e9655" style:font-size-asian="8pt" style:font-size-complex="8pt"/>
    </style:style>
    <style:style style:name="T42" style:family="text">
      <style:text-properties fo:font-size="8pt" officeooo:rsid="005e7df5" style:font-size-asian="8pt" style:font-size-complex="8pt"/>
    </style:style>
    <style:style style:name="T43" style:family="text">
      <style:text-properties fo:font-size="8pt" officeooo:rsid="00c03e55" style:font-size-asian="8pt" style:font-size-complex="8pt"/>
    </style:style>
    <style:style style:name="T44" style:family="text">
      <style:text-properties fo:font-size="8pt" officeooo:rsid="00c9ba56" style:font-size-asian="8pt" style:font-size-complex="8pt"/>
    </style:style>
    <style:style style:name="T45" style:family="text">
      <style:text-properties fo:font-size="8pt" fo:font-style="italic" officeooo:rsid="00bbc169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be562a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be681c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bd57d7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0bf88ef" style:font-size-asian="8pt" style:font-style-asian="italic" style:font-size-complex="8pt" style:font-style-complex="italic"/>
    </style:style>
    <style:style style:name="T50" style:family="text">
      <style:text-properties fo:font-size="8pt" fo:font-style="italic" officeooo:rsid="00c5bca2" style:font-size-asian="8pt" style:font-style-asian="italic" style:font-size-complex="8pt" style:font-style-complex="italic"/>
    </style:style>
    <style:style style:name="T51" style:family="text">
      <style:text-properties fo:font-size="8pt" fo:font-style="italic" officeooo:rsid="00c68a6b" style:font-size-asian="8pt" style:font-style-asian="italic" style:font-size-complex="8pt" style:font-style-complex="italic"/>
    </style:style>
    <style:style style:name="T52" style:family="text">
      <style:text-properties fo:font-size="8pt" fo:font-style="normal" style:font-size-asian="8pt" style:font-style-asian="normal" style:font-size-complex="8pt" style:font-style-complex="normal"/>
    </style:style>
    <style:style style:name="T53" style:family="text">
      <style:text-properties fo:font-size="8pt" fo:font-style="normal" officeooo:rsid="00bf88ef" style:font-size-asian="8pt" style:font-style-asian="normal" style:font-size-complex="8pt" style:font-style-complex="normal"/>
    </style:style>
    <style:style style:name="T54" style:family="text">
      <style:text-properties fo:font-size="8pt" fo:font-style="normal" officeooo:rsid="00c82bd3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0c9ba56" style:font-size-asian="8pt" style:font-style-asian="normal" style:font-size-complex="8pt" style:font-style-complex="normal"/>
    </style:style>
    <style:style style:name="T56" style:family="text">
      <style:text-properties fo:font-size="8pt" fo:font-style="normal" officeooo:rsid="00ca37ae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0cafe58" style:font-size-asian="8pt" style:font-style-asian="normal" style:font-size-complex="8pt" style:font-style-complex="normal"/>
    </style:style>
    <style:style style:name="T58" style:family="text">
      <style:text-properties fo:font-size="8pt" fo:font-style="normal" fo:font-weight="normal" officeooo:rsid="00c82bd3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officeooo:rsid="007e655f"/>
    </style:style>
    <style:style style:name="T60" style:family="text">
      <style:text-properties officeooo:rsid="007a9dff"/>
    </style:style>
    <style:style style:name="T61" style:family="text">
      <style:text-properties officeooo:rsid="00cc8b2d"/>
    </style:style>
    <style:style style:name="T62" style:family="text">
      <style:text-properties style:font-name="Liberation Serif" fo:font-size="8pt" fo:font-weight="bold" officeooo:rsid="00d1ef55" style:font-size-asian="8pt" style:font-weight-asian="bold" style:font-size-complex="8pt" style:font-weight-complex="bold"/>
    </style:style>
    <style:style style:name="T63" style:family="text">
      <style:text-properties style:font-name="Liberation Serif" fo:font-size="8pt" fo:font-weight="bold" officeooo:rsid="00d29049" style:font-size-asian="8pt" style:font-weight-asian="bold" style:font-size-complex="8pt" style:font-weight-complex="bold"/>
    </style:style>
    <style:style style:name="T64" style:family="text">
      <style:text-properties style:font-name="Liberation Serif" fo:font-size="8pt" fo:font-weight="bold" officeooo:rsid="00d2b8a0" style:font-size-asian="8pt" style:font-weight-asian="bold" style:font-size-complex="8pt" style:font-weight-complex="bold"/>
    </style:style>
    <style:style style:name="T65" style:family="text">
      <style:text-properties officeooo:rsid="00d1ef5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5">Linear Library Development </text:span><text:span text:style-name="T4">Notes and </text:span><text:span text:style-name="T6">S</text:span><text:span text:style-name="T4">cratchpad</text:span></text:p>
      <text:p text:style-name="P39"/>
      <text:p text:style-name="Heading_20_1">Timeline</text:p>
      <text:p text:style-name="P20"/>
      <text:list xml:id="list3564081690002919993" text:style-name="L1">
        <text:list-item>
          <text:p text:style-name="P47">Mar 2018</text:p>
          <text:list>
            <text:list-item>
              <text:p text:style-name="P50">Started sub-library bmath</text:p>
              <text:p text:style-name="P50"/>
            </text:list-item>
            <text:list-item>
              <text:p text:style-name="P51">Implemented ring and group framework<text:line-break/></text:p>
            </text:list-item>
          </text:list>
        </text:list-item>
        <text:list-item>
          <text:p text:style-name="P47">Apr 2018</text:p>
          <text:list>
            <text:list-item>
              <text:p text:style-name="P50">Designed Vector and Matrix perspectives</text:p>
              <text:p text:style-name="P50"/>
            </text:list-item>
            <text:list-item>
              <text:p text:style-name="P50">Added f3_t matrix and vector objects</text:p>
              <text:p text:style-name="P50"/>
            </text:list-item>
            <text:list-item>
              <text:p text:style-name="P61">Basic linear algebra functions for matrix and vector<text:line-break/></text:p>
            </text:list-item>
          </text:list>
        </text:list-item>
        <text:list-item>
          <text:p text:style-name="P48"><text:span text:style-name="T38">May</text:span> 2018</text:p>
          <text:list>
            <text:list-item>
              <text:p text:style-name="P61">Initial version of Colesky &amp; LU Decomposition</text:p>
              <text:p text:style-name="P52"/>
            </text:list-item>
            <text:list-item>
              <text:p text:style-name="P62">Initial version Matrix inversions based on above decompositions</text:p>
              <text:p text:style-name="P53"/>
            </text:list-item>
            <text:list-item>
              <text:p text:style-name="P62">Jacoby EVD (for symmetric matrix)</text:p>
              <text:p text:style-name="P53"/>
            </text:list-item>
            <text:list-item>
              <text:p text:style-name="P62">Tridiagonalization via Givens Rotations</text:p>
              <text:p text:style-name="P53"/>
            </text:list-item>
            <text:list-item>
              <text:p text:style-name="P63">EVD Using Tridiagonal QR with explicit shift (Francis-Approach)</text:p>
              <text:p text:style-name="P54"/>
            </text:list-item>
            <text:list-item>
              <text:p text:style-name="P55"><text:span text:style-name="T39">Developed “isolated shift” method for EVD<text:line-break/></text:span><text:span text:style-name="T47">I</text:span><text:span text:style-name="T45">nitially called it ‘implicit shift’ </text:span><text:span text:style-name="T46">because thought it </text:span><text:span text:style-name="T47">to be the </text:span><text:span text:style-name="T45">same as Francis/Wilkinson implicit shift; </text:span><text:span text:style-name="T46">later realized that this approach is </text:span><text:span text:style-name="T47">actually </text:span><text:span text:style-name="T46">different (possibly new), </text:span><text:span text:style-name="T47">thus </text:span><text:span text:style-name="T48">renamed it later to ‘isolated-shift’. </text:span><text:span text:style-name="T47">Isolated shift has more stable convergence than implicit shift. Both methods should have similar accuracy.</text:span></text:p>
              <text:p text:style-name="P87"/>
            </text:list-item>
            <text:list-item>
              <text:p text:style-name="P72">Designed Covariance Framework<text:line-break/></text:p>
            </text:list-item>
          </text:list>
        </text:list-item>
        <text:list-item>
          <text:p text:style-name="P83">Jun 2018</text:p>
          <text:list>
            <text:list-item>
              <text:p text:style-name="P56"><text:span text:style-name="T11">Affine framework </text:span><text:span text:style-name="T9">(Framework with virtual ‘1’ appended to a vector)</text:span></text:p>
              <text:p text:style-name="P74"/>
            </text:list-item>
            <text:list-item>
              <text:p text:style-name="P56"><text:span text:style-name="T11">Symmetric pseudoinverse </text:span><text:span text:style-name="T12">(Moore-Penrose-Inverse) </text:span><text:span text:style-name="T11">based on EVD</text:span></text:p>
              <text:p text:style-name="P72"/>
            </text:list-item>
            <text:list-item>
              <text:p text:style-name="P72">Linear Estimator Framework</text:p>
              <text:p text:style-name="P76"/>
            </text:list-item>
            <text:list-item>
              <text:p text:style-name="P64">Bidiagonalization via Givens Rotations</text:p>
              <text:p text:style-name="P56"/>
            </text:list-item>
            <text:list-item>
              <text:p text:style-name="P64">General purpose SVD based on Golub-Reinsch-Approach.</text:p>
              <text:p text:style-name="P56"/>
            </text:list-item>
            <text:list-item>
              <text:p text:style-name="P73">General pseudoinverse based on SVD<text:line-break/></text:p>
            </text:list-item>
          </text:list>
        </text:list-item>
      </text:list>
      <text:p text:style-name="P23"/>
      <text:list xml:id="list201216613094872" text:continue-numbering="true" text:style-name="L1">
        <text:list-item>
          <text:p text:style-name="P103"><text:span text:style-name="T11">Ju</text:span><text:span text:style-name="T10">l</text:span><text:span text:style-name="T11"> 2018</text:span></text:p>
          <text:list>
            <text:list-item>
              <text:p text:style-name="P65"><text:span text:style-name="T15">nxn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65"><text:span text:style-name="T58">bmath</text:span><text:span text:style-name="T52"> </text:span><text:span text:style-name="T54">2...</text:span><text:span text:style-name="T52">3 x faster </text:span><text:span text:style-name="T54">and more accurate</text:span></text:p>
                </text:list-item>
                <text:list-item>
                  <text:p text:style-name="P88">bmath: no thin decomposition yet</text:p>
                </text:list-item>
              </text:list>
              <text:p text:style-name="P89"/>
            </text:list-item>
            <text:list-item>
              <text:p text:style-name="P78">Found viable approach for thin decomposition</text:p>
              <text:p text:style-name="P57"><text:span text:style-name="T49">Realized that thin-decomposition (UBD, LBD, QR</text:span><text:span text:style-name="T50">D</text:span><text:span text:style-name="T49">, LQ</text:span><text:span text:style-name="T50">D</text:span><text:span text:style-name="T49">) can be achieved efficiently </text:span><text:span text:style-name="T51">by</text:span><text:span text:style-name="T49"> reverse construction of rotation matrices from given rotations. This requires </text:span><text:span text:style-name="T50">all involved </text:span><text:span text:style-name="T49">givens rotations be known at the time of construction, thus they need to be stored temporarily (one float per rotation) inside the space of the original matrix. </text:span><text:span text:style-name="T8"><text:line-break/></text:span></text:p>
            </text:list-item>
            <text:list-item>
              <text:p text:style-name="P81">Dedicated Givens Rotation Framework </text:p>
              <text:list>
                <text:list-item>
                  <text:p text:style-name="P75">row-, col-rotation, swipe, sweep</text:p>
                </text:list-item>
                <text:list-item>
                  <text:p text:style-name="P69"><text:span text:style-name="T10">i</text:span><text:span text:style-name="T7">dentity detection &amp; automatic </text:span><text:span text:style-name="T14">matrix-</text:span><text:span text:style-name="T7">sparsity exploitation</text:span></text:p>
                </text:list-item>
              </text:list>
              <text:p text:style-name="P82"/>
            </text:list-item>
            <text:list-item>
              <text:p text:style-name="P58"><text:span text:style-name="T8">Adopted </text:span><text:span text:style-name="T10">Steward’s approach </text:span><text:span text:style-name="T8">(</text:span><text:span text:style-name="T10">1976</text:span><text:span text:style-name="T8">)</text:span><text:span text:style-name="T10"> </text:span><text:span text:style-name="T8">for single float rotation representation</text:span><text:span text:style-name="T10"> </text:span><text:span text:style-name="T8">as means of rotation storage.</text:span></text:p>
              <text:p text:style-name="P82"/>
            </text:list-item>
            <text:list-item>
              <text:p text:style-name="P65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65"><text:span text:style-name="T58">bmath</text:span><text:span text:style-name="T52"> </text:span><text:span text:style-name="T54">&gt;= </text:span><text:span text:style-name="T52">3x faster </text:span></text:p>
                </text:list-item>
                <text:list-item>
                  <text:p text:style-name="P70"><text:span text:style-name="T53">bmath: thin decomposition </text:span><text:span text:style-name="T52">for m &gt;&gt; n less accurate than gsl</text:span></text:p>
                  <text:p text:style-name="P90"/>
                </text:list-item>
              </text:list>
            </text:list-item>
            <text:list-item>
              <text:p text:style-name="P71"><text:span text:style-name="T8">I</text:span><text:span text:style-name="T7">mplemented QR</text:span><text:span text:style-name="T14">D</text:span><text:span text:style-name="T7">, LQ</text:span><text:span text:style-name="T14">D</text:span></text:p>
              <text:p text:style-name="P77"/>
            </text:list-item>
            <text:list-item>
              <text:p text:style-name="P79">Speed optimized nxm SVD for n&lt;&lt;m and n&gt;&gt;m via LQ, QR</text:p>
              <text:p text:style-name="P77"/>
            </text:list-item>
            <text:list-item>
              <text:p text:style-name="P71"><text:span text:style-name="T7">Analyzed </text:span><text:span text:style-name="T14">practicability of </text:span><text:span text:style-name="T7">adjacent vs. distant rotations:<text:line-break/></text:span><text:span text:style-name="T52">Both methods equally accurate and complex for factorizations. Distant approach has the potential to be better optimizable.</text:span></text:p>
              <text:p text:style-name="P80"/>
            </text:list-item>
            <text:list-item>
              <text:p text:style-name="P79">Improved SVD stability by monitoring reducibility</text:p>
              <text:p text:style-name="P79"/>
            </text:list-item>
            <text:list-item>
              <text:p text:style-name="P79">Matrix state analysis via Frobenius norm</text:p>
            </text:list-item>
          </text:list>
        </text:list-item>
      </text:list>
      <text:p text:style-name="P22"/>
      <text:list xml:id="list201217960725962" text:continue-numbering="true" text:style-name="L1">
        <text:list-header>
          <text:p text:style-name="P59"/>
        </text:list-header>
        <text:list-item>
          <text:p text:style-name="P49">Aug 2018</text:p>
          <text:list>
            <text:list-item>
              <text:p text:style-name="P66">Designed dedicated evaluation framework for matrix functions</text:p>
              <text:p text:style-name="P59"/>
            </text:list-item>
            <text:list-item>
              <text:p text:style-name="P66">Permutation Framework </text:p>
              <text:p text:style-name="P59"/>
            </text:list-item>
            <text:list-item>
              <text:p text:style-name="P59"><text:span text:style-name="T8">I</text:span><text:span text:style-name="T13">mplemented </text:span><text:span text:style-name="T14">rank revealing </text:span><text:span text:style-name="T13">QR</text:span><text:span text:style-name="T14">D</text:span><text:span text:style-name="T13">, LQ</text:span><text:span text:style-name="T14">D via permutations</text:span></text:p>
              <text:p text:style-name="P79"/>
            </text:list-item>
            <text:list-item>
              <text:p text:style-name="P60"><text:span text:style-name="T14">Found </text:span><text:span text:style-name="T15">reason and remedy for accuracy loss on m &lt;&lt; n<text:line-break/></text:span><text:span text:style-name="T54">Reason: Chained-rotations preserve total vector norm which accumulates in a single vector element causing increased accuracy-loss in subsequent rotations.</text:span><text:line-break/><text:span text:style-name="T44">Remedy: Use multiple smaller chains and multiple accumulation points.</text:span></text:p>
              <text:p text:style-name="P92"/>
            </text:list-item>
            <text:list-item>
              <text:p text:style-name="P84">Improved accuracy</text:p>
              <text:p text:style-name="P84"/>
            </text:list-item>
            <text:list-item>
              <text:p text:style-name="P84">Started AVX-code-optimizations</text:p>
            </text:list-item>
            <text:list-item>
              <text:p text:style-name="P86">Improved cache optimizations</text:p>
              <text:p text:style-name="P84"/>
            </text:list-item>
            <text:list-item>
              <text:p text:style-name="P67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67"><text:span text:style-name="T58">bmath</text:span><text:span text:style-name="T52"> </text:span><text:span text:style-name="T57">about</text:span><text:span text:style-name="T56"> </text:span><text:span text:style-name="T57">7</text:span><text:span text:style-name="T52">x faster </text:span><text:span text:style-name="T55">and </text:span><text:span text:style-name="T57">tends to be </text:span><text:span text:style-name="T55">more accurate</text:span></text:p>
                  <text:p text:style-name="P91"/>
                </text:list-item>
              </text:list>
            </text:list-item>
            <text:list-item>
              <text:p text:style-name="P67"><text:span text:style-name="T15">nx</text:span><text:span text:style-name="T16">m</text:span><text:span text:style-name="T15"> bmath-</text:span><text:span text:style-name="T7">SVD </text:span><text:span text:style-name="T15">vs. </text:span><text:span text:style-name="T16">EIGEN</text:span><text:span text:style-name="T7">-</text:span><text:span text:style-name="T15">SVD:</text:span><text:span text:style-name="T7"> </text:span></text:p>
              <text:list>
                <text:list-item>
                  <text:p text:style-name="P68"><text:span text:style-name="T58">bmath</text:span><text:span text:style-name="T52"> </text:span><text:span text:style-name="T57">still </text:span><text:span text:style-name="T55">about 3...4</text:span><text:span text:style-name="T52">x</text:span><text:span text:style-name="T55"> slower at similar accuracy</text:span></text:p>
                </text:list-item>
              </text:list>
              <text:p text:style-name="P85"><text:line-break/></text:p>
            </text:list-item>
          </text:list>
        </text:list-item>
      </text:list>
      <text:p text:style-name="P21"><text:tab/></text:p>
      <text:p text:style-name="P21"/>
      <text:p text:style-name="P36">Literature</text:p>
      <text:p text:style-name="P2"/>
      <text:p text:style-name="P8">Paper</text:p>
      <text:p text:style-name="P6"/>
      <text:p text:style-name="P46"><text:span text:style-name="T62">- </text:span><text:span text:style-name="T64">Basics</text:span><text:span text:style-name="T62"> -</text:span></text:p>
      <text:p text:style-name="P93"/>
      <text:p text:style-name="P31"><text:span text:style-name="T59">G.H. Golup, C. Reinsch: </text:span>Singular Value Decomposition and Least Squares Solutions.</text:p>
      <text:p text:style-name="P94">Numerische Mathematik (Journal) Vol. 14, Issue 5, Apr 1970, Pg 403-420.</text:p>
      <text:p text:style-name="P94">(https://dl.acm.org/citation.cfm?id=2718152)</text:p>
      <text:p text:style-name="P26"/>
      <text:p text:style-name="P33"><text:span text:style-name="T31">J. </text:span><text:span text:style-name="T32">G. F. </text:span><text:span text:style-name="T31">Francis: The Q R transformation. A unitary analogue to the L R transformation – </text:span><text:span text:style-name="T32">Part1</text:span><text:span text:style-name="T33">.</text:span></text:p>
      <text:p text:style-name="P33"><text:span text:style-name="Emphasis"><text:span text:style-name="T34">The Computer Journal</text:span></text:span><text:span text:style-name="T22">, Vol. 4, Issue 3, Jan 1961, Pg. 265–271.</text:span></text:p>
      <text:p text:style-name="P33"><text:span text:style-name="T23">(</text:span><text:a xlink:type="simple" xlink:href="https://academic.oup.com/comjnl/article/4/3/265/380632" text:style-name="Internet_20_link" text:visited-style-name="Visited_20_Internet_20_Link"><text:span text:style-name="T40">https://academic.oup.com/comjnl/article/4/3/265/380632</text:span></text:a><text:span text:style-name="T23">)</text:span></text:p>
      <text:p text:style-name="P11"/>
      <text:p text:style-name="P33"><text:span text:style-name="T24">J. </text:span><text:span text:style-name="T23">G. F. </text:span><text:span text:style-name="T24">Francis: The Q R transformation – </text:span><text:span text:style-name="T23">Part 2</text:span><text:span text:style-name="T24">. </text:span></text:p>
      <text:p text:style-name="P33"><text:span text:style-name="Emphasis"><text:span text:style-name="T25">The Computer Journal</text:span></text:span><text:span text:style-name="T22">, Vol. 4, Issue </text:span><text:span text:style-name="T23">4</text:span><text:span text:style-name="T22">, Jan 196</text:span><text:span text:style-name="T23">2</text:span><text:span text:style-name="T22">, Pg. </text:span><text:span text:style-name="T23">332</text:span><text:span text:style-name="T22">–</text:span><text:span text:style-name="T23">345.<text:line-break/>(</text:span><text:a xlink:type="simple" xlink:href="https://academic.oup.com/comjnl/article/4/4/332/432033" text:style-name="Internet_20_link" text:visited-style-name="Visited_20_Internet_20_Link"><text:span text:style-name="T40">https://academic.oup.com/comjnl/article/4/4/332/432033</text:span></text:a><text:span text:style-name="T23">)</text:span></text:p>
      <text:p text:style-name="P11"/>
      <text:p text:style-name="P34"><text:span text:style-name="T22">J. H. Wil</text:span><text:span text:style-name="T26">k</text:span><text:span text:style-name="T22">inson: Co</text:span><text:span text:style-name="T26">n</text:span><text:span text:style-name="T22">vergence of the LR, QR , and related algorithms. <text:s/></text:span></text:p>
      <text:p text:style-name="P34"><text:span text:style-name="Emphasis"><text:span text:style-name="T25">The Computer Journal</text:span></text:span><text:span text:style-name="T22">, Vol. 8, Issue 1, Apr 1965, Pg. 77–84</text:span></text:p>
      <text:p text:style-name="P10"><text:span text:style-name="T40">(</text:span><text:a xlink:type="simple" xlink:href="https://academic.oup.com/comjnl/article/8/1/77/489906" text:style-name="Internet_20_link" text:visited-style-name="Visited_20_Internet_20_Link"><text:span text:style-name="T40">https://academic.oup.com/comjnl/article/8/1/77/489906</text:span></text:a><text:span text:style-name="T40">)</text:span></text:p>
      <text:p text:style-name="P15"/>
      <text:p text:style-name="P25"><text:span text:style-name="T17">J. H. Wil</text:span><text:span text:style-name="T18">k</text:span><text:span text:style-name="T17">inson: </text:span><text:span text:style-name="T19">Global Convergence of Tridiagonal QR Algorithm with Origin Shifts</text:span><text:span text:style-name="T17">. <text:line-break/></text:span><text:span text:style-name="T19">Linear Algebra, Vol 1, Issue 3, July 1968, Pg. 409-420</text:span></text:p>
      <text:p text:style-name="P18"><text:span text:style-name="T22">(</text:span><text:a xlink:type="simple" xlink:href="https://www.sciencedirect.com/science/article/pii/0024379568900177" text:style-name="Internet_20_link" text:visited-style-name="Visited_20_Internet_20_Link"><text:span text:style-name="T27">https://www.sciencedirect.com/science/article/pii/0024379568900177</text:span></text:a><text:span text:style-name="T22">)</text:span></text:p>
      <text:p text:style-name="P13"/>
      <text:p text:style-name="P44"><text:span text:style-name="T62">- </text:span><text:span text:style-name="T63">High Performance Computing</text:span><text:span text:style-name="T62"> -</text:span></text:p>
      <text:p text:style-name="P41"/>
      <text:p text:style-name="P16"><text:span text:style-name="T30">G.W. Stewart: </text:span><text:span text:style-name="T36">The economical storage of plane rotations.</text:span></text:p>
      <text:p text:style-name="P14">Numer. Math. (1976) 25: 137. </text:p>
      <text:p text:style-name="P14"><text:span text:style-name="T65">(</text:span>https://doi.org/10.1007/BF01462266<text:span text:style-name="T65">)</text:span></text:p>
      <text:p text:style-name="P4"/>
      <text:p text:style-name="P35"><text:span text:style-name="Strong_20_Emphasis"><text:span text:style-name="T28">F. G. Van Zee, R. A. van de Geijn: </text:span></text:span><text:span text:style-name="T40">BLIS: A Framework for Rapidly Instantiating BLAS Functionality.</text:span></text:p>
      <text:p text:style-name="P42">ACM Transactions on Mathematical Software, <text:span text:style-name="T61">Vol 41, Issue 3, June 2015, Art. No. 14</text:span></text:p>
      <text:p text:style-name="P40">(<text:a xlink:type="simple" xlink:href="https://dl.acm.org/citation.cfm?id=2764454" text:style-name="Internet_20_link" text:visited-style-name="Visited_20_Internet_20_Link">https://dl.acm.org/citation.cfm?id=2764454</text:a>)</text:p>
      <text:p text:style-name="P40"/>
      <text:p text:style-name="P45"><text:span text:style-name="T35">P.A. Knight: </text:span><text:span text:style-name="T29">Fast rectangular matrix multiplication and </text:span><text:span text:style-name="Emphasis"><text:span text:style-name="T29">QR </text:span></text:span><text:span text:style-name="T29">decomposition.</text:span></text:p>
      <text:p text:style-name="P104">Linear Algebra and its Applications Vol 221, May 1995, Pg. 69-81</text:p>
      <text:p text:style-name="P104">(https://www.sciencedirect.com/science/article/pii/002437959300230W)</text:p>
      <text:p text:style-name="P43"/>
      <text:p text:style-name="P24">E. Elmroth , F.G. Gustavson: Applying recursion to serial and parallel QR factorization leads to better performance.</text:p>
      <text:p text:style-name="P99">IBM Journal of Research and Development, Vol 44, Issue 4, July 2000.</text:p>
      <text:p text:style-name="P95">(<text:a xlink:type="simple" xlink:href="http://citeseerx.ist.psu.edu/viewdoc/summary?doi=10.1.1.33.1820" text:style-name="Internet_20_link" text:visited-style-name="Visited_20_Internet_20_Link">http://citeseerx.ist.psu.edu/viewdoc/summary?doi=10.1.1.33.1820</text:a>)</text:p>
      <text:p text:style-name="P95"/>
      <text:p text:style-name="P97">Valsalam, Vinod &amp; Skjellum, Anthony. (2002). A framework for high-performance matrix multiplication based on hierarchical abstractions, algorithms and optimized low-level kernels. Concurrency and Computation: Practice and Experience. 14. 805-839. 10.1002/cpe.630. </text:p>
      <text:p text:style-name="P100">(https://www.researchgate.net/publication/220104719)</text:p>
      <text:p text:style-name="P2"/>
      <text:p text:style-name="P8">Hardcover</text:p>
      <text:p text:style-name="P6"/>
      <text:p text:style-name="P28"><text:span text:style-name="T60">G.</text:span>H Golub, C.F. Van Loan Matrix Computations (4<text:span text:style-name="T1">th</text:span> Edition) <text:s/><text:tab/><text:span text:style-name="T60">ISBN </text:span>1-4214-0794-9</text:p>
      <text:p text:style-name="P26"><text:span text:style-name="T60">Stoer – Bulisch; Numerische Mathematik 2, Chapter 6, <text:tab/><text:tab/>ISBN 3-540-23777-1</text:span></text:p>
      <text:p text:style-name="P29">Numerical Recipes in C, Pg. 456ff, <text:tab/><text:tab/><text:tab/><text:tab/><text:tab/>ISBN 0-521-43108-5</text:p>
      <text:list xml:id="list4085383349562787173" text:style-name="L2">
        <text:list-header>
          <text:p text:style-name="P102"/>
        </text:list-header>
      </text:list>
      <text:p text:style-name="P2"/>
      <text:p text:style-name="P8">Wikipedia</text:p>
      <text:p text:style-name="P6"/>
      <text:p text:style-name="P17"><text:span text:style-name="T2">Spectral Theorem: <text:tab/><text:tab/></text:span><text:a xlink:type="simple" xlink:href="https://en.wikipedia.org/wiki/Spectral_theorem" text:style-name="Internet_20_link" text:visited-style-name="Visited_20_Internet_20_Link"><text:span text:style-name="T2">https://en.wikipedia.org/wiki/Spectral_theorem</text:span></text:a></text:p>
      <text:p text:style-name="P17"><text:span text:style-name="T2">Spectral </text:span><text:span text:style-name="T3">Decomposition</text:span><text:span text:style-name="T2">: <text:tab/></text:span><text:a xlink:type="simple" xlink:href="https://en.wikipedia.org/wiki/Matrix_decomposition" text:style-name="Internet_20_link" text:visited-style-name="Visited_20_Internet_20_Link"><text:span text:style-name="T40">https://en.wikipedia.org/wiki/Matrix_decomposition</text:span></text:a></text:p>
      <text:p text:style-name="P17"><text:span text:style-name="T41">SVD: <text:tab/><text:tab/><text:tab/><text:tab/></text:span><text:a xlink:type="simple" xlink:href="https://en.wikipedia.org/wiki/Singular-value_decomposition" text:style-name="Internet_20_link" text:visited-style-name="Visited_20_Internet_20_Link"><text:span text:style-name="T41">https://en.wikipedia.org/wiki/Singular-value_decomposition</text:span></text:a></text:p>
      <text:p text:style-name="P19"><text:span text:style-name="T40">Pseudoinverse: <text:tab/><text:tab/></text:span><text:a xlink:type="simple" xlink:href="https://en.wikipedia.org/wiki/Moore-Penrose_inverse" text:style-name="Internet_20_link" text:visited-style-name="Visited_20_Internet_20_Link"><text:span text:style-name="T42">https://en.wikipedia.org/wiki/Moore-Penrose_inverse</text:span></text:a></text:p>
      <text:p text:style-name="P19"><text:span text:style-name="T43">Affine Transformation: <text:tab/></text:span><text:a xlink:type="simple" xlink:href="https://en.wikipedia.org/wiki/Affine_transformation" text:style-name="Internet_20_link" text:visited-style-name="Visited_20_Internet_20_Link"><text:span text:style-name="T43">https://en.wikipedia.org/wiki/Affine_transformation</text:span></text:a></text:p>
      <text:list xml:id="list5288514786243280051" text:style-name="L3">
        <text:list-header>
          <text:p text:style-name="P96"/>
        </text:list-header>
      </text:list>
      <text:p text:style-name="P3"/>
      <text:p text:style-name="P9"/>
      <text:p text:style-name="P37"><text:span text:style-name="T61">Other </text:span>Web <text:span text:style-name="T61">Sources</text:span></text:p>
      <text:p text:style-name="P7"/>
      <text:p text:style-name="P32"><text:a xlink:type="simple" xlink:href="https://www.mathworks.com/content/dam/mathworks/mathworks-dot-com/moler/eigs.pdf" text:style-name="Internet_20_link" text:visited-style-name="Visited_20_Internet_20_Link"><text:span text:style-name="T40">https://www.mathworks.com/content/dam/mathworks/mathworks-dot-com/moler/eigs.pdf</text:span></text:a></text:p>
      <text:p text:style-name="P27"/>
      <text:p text:style-name="P30"><text:span text:style-name="T20">E. Bendersky</text:span><text:span text:style-name="T21">: </text:span><text:span text:style-name="T20">Memory layout of multidimensional arrays</text:span><text:span text:style-name="T21">. <text:s/></text:span></text:p>
      <text:p text:style-name="P12">(<text:span text:style-name="T37">https://eli.thegreenplace.net/2015/memory-layout-of-multi-dimensional-arrays</text:span>)</text:p>
      <text:p text:style-name="P5"/>
      <text:p text:style-name="P3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9-04T20:12:15.976222731</dc:date>
    <meta:editing-duration>P1DT17H1M15S</meta:editing-duration>
    <meta:editing-cycles>91</meta:editing-cycles>
    <meta:print-date>2018-05-14T15:37:12.426212841</meta:print-date>
    <meta:document-statistic meta:table-count="0" meta:image-count="0" meta:object-count="0" meta:page-count="4" meta:paragraph-count="134" meta:word-count="833" meta:character-count="6076" meta:non-whitespace-character-count="5386"/>
  </office:meta>
</office:document-meta>
</file>